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thompson160.github.io/prework-about-me/" text:style-name="Internet_20_link" text:visited-style-name="Visited_20_Internet_20_Link">https://athompson160.github.io/prework-about-me/</text:a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20:06:40.881000000</meta:creation-date>
    <dc:date>2020-09-21T20:08:11.089000000</dc:date>
    <meta:editing-duration>PT1M30S</meta:editing-duration>
    <meta:editing-cycles>1</meta:editing-cycles>
    <meta:document-statistic meta:table-count="0" meta:image-count="0" meta:object-count="0" meta:page-count="1" meta:paragraph-count="1" meta:word-count="1" meta:character-count="48" meta:non-whitespace-character-count="48"/>
    <meta:generator>LibreOffice/7.0.1.2$Windows_X86_64 LibreOffice_project/7cbcfc562f6eb6708b5ff7d7397325de9e764452</meta:generator>
  </office:meta>
</office:document-meta>
</file>